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24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" style:font-name-asian="Wingdings" style:font-name-complex="Wingdings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Butterick System Font Opinion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★ : okay for body tex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WJ</text:p>
          </table:table-cell>
          <table:table-cell office:value-type="string">
            <text:p>Lab</text:p>
          </table:table-cell>
          <table:table-cell/>
          <table:table-cell office:value-type="string">
            <text:p>The A list: Generally tolerab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thelas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venir ★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</text:p>
          </table:table-cell>
          <table:table-cell/>
          <table:table-cell office:value-type="string">
            <text:p>Bell MT ★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?</text:p>
          </table:table-cell>
          <table:table-cell/>
          <table:table-cell office:value-type="string">
            <text:p>Book Antiqua ★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</text:p>
          </table:table-cell>
          <table:table-cell/>
          <table:table-cell office:value-type="string">
            <text:p>Californian FB ★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</text:p>
          </table:table-cell>
          <table:table-cell/>
          <table:table-cell office:value-type="string">
            <text:p>Calisto MT ★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?</text:p>
          </table:table-cell>
          <table:table-cell/>
          <table:table-cell office:value-type="string">
            <text:p>Century Schoolbook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harter ★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Franklin Gothic ★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</text:p>
          </table:table-cell>
          <table:table-cell/>
          <table:table-cell office:value-type="string">
            <text:p>Garamond ★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</text:p>
          </table:table-cell>
          <table:table-cell/>
          <table:table-cell office:value-type="string">
            <text:p>Gill Sans ★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</text:p>
          </table:table-cell>
          <table:table-cell/>
          <table:table-cell office:value-type="string">
            <text:p>Gill Sans MT ★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</text:p>
          </table:table-cell>
          <table:table-cell/>
          <table:table-cell office:value-type="string">
            <text:p>Goudy Old Style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elvetica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elvetica Neue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oefler Text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owan Old Style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tima ★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office:value-type="string">
            <text:p>?</text:p>
          </table:table-cell>
          <table:table-cell/>
          <table:table-cell office:value-type="string">
            <text:p>Palatino ★</text:p>
          </table:table-cell>
          <table:table-cell/>
          <table:table-cell office:value-type="string">
            <text:p>[Palatino Linotype]</text:p>
          </table:table-cell>
        </table:table-row>
        <table:table-row table:style-name="ro1">
          <table:table-cell/>
          <table:table-cell office:value-type="string">
            <text:p>?</text:p>
          </table:table-cell>
          <table:table-cell/>
          <table:table-cell office:value-type="string">
            <text:p>Seravek ★</text:p>
          </table:table-cell>
          <table:table-cell table:number-columns-repeated="2"/>
        </table:table-row>
        <table:table-row table:style-name="ro1">
          <table:table-cell table:number-columns-repeated="2" table:style-name="ce3" office:value-type="string">
            <text:p></text:p>
          </table:table-cell>
          <table:table-cell/>
          <table:table-cell office:value-type="string">
            <text:p>Sitka ★</text:p>
          </table:table-cell>
          <table:table-cell/>
          <table:table-cell office:value-type="string">
            <text:p>[S. Banner, S.Display, S.Heading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he B list: OK in limited dos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gency F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ig Casl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odoni M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TC Bodoni 7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Calibri ★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Candar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entau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Constantia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Corbe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Futura ★</text:p>
          </table:table-cell>
          <table:table-cell/>
          <table:table-cell office:value-type="string">
            <text:p>[Futura Bk BT, Futura Md BT]</text:p>
          </table:table-cell>
        </table:table-row>
        <table:table-row table:style-name="ro1">
          <table:table-cell table:number-columns-repeated="3"/>
          <table:table-cell office:value-type="string">
            <text:p>Gene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loucester MT Extra Cond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gh Tower Text ★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Modern No. 20</text:p>
          </table:table-cell>
          <table:table-cell/>
          <table:table-cell office:value-type="string">
            <text:p>[Modern Regular]</text:p>
          </table:table-cell>
        </table:table-row>
        <table:table-row table:style-name="ro1">
          <table:table-cell table:number-columns-repeated="3"/>
          <table:table-cell office:value-type="string">
            <text:p>Perpetua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ckwel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Segoe UI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w Cen MT ★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Helping design Berlin Sans was my first professional gig as a type designer, way back in 1991.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he C list: Questionab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ndale Mon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askerville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rlin Sans F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rnard MT Condense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Cambria ★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astella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entury Gothi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chi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Consol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oper Blac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Courier</text:p>
          </table:table-cell>
          <table:table-cell/>
          <table:table-cell office:value-type="string">
            <text:p>[Courier Regular]</text:p>
          </table:table-cell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Courier Ne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d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lepha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ngravers M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ras I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elix Titling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Georgi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aettenschweile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Impact</text:p>
          </table:table-cell>
          <table:table-cell/>
          <table:table-cell office:value-type="string">
            <text:p>[Impact Regular]</text:p>
          </table:table-cell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Lucida (all styles)</text:p>
          </table:table-cell>
          <table:table-cell/>
          <table:table-cell office:value-type="string">
            <text:p>[L. Console Regular, L. Sans Unicode Regular]</text:p>
          </table:table-cell>
        </table:table-row>
        <table:table-row table:style-name="ro1">
          <table:table-cell table:number-columns-repeated="3"/>
          <table:table-cell office:value-type="string">
            <text:p>Maiandra G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nl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Niagara Solid &amp; Engrav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ny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ntagenet Cheroke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kia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Times New Roman ★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he F list: Fatal to your credibil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lgeri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merican Typewri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pple Casu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pple Chancery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Arial (all styles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auhaus 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lackadd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TC Bradley H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TC Britannic Bol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roadw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rush Script M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ookman Old Sty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entur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halkboar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halkdus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hill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lonna M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Comic Sans M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pperpl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urlz M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dwardian Script I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otlight MT L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r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reestyle Scrip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rench Script M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Gabriola</text:p>
          </table:table-cell>
          <table:table-cell/>
          <table:table-cell office:value-type="string">
            <text:p>[Gabriola Regular]</text:p>
          </table:table-cell>
        </table:table-row>
        <table:table-row table:style-name="ro1">
          <table:table-cell table:number-columns-repeated="3"/>
          <table:table-cell office:value-type="string">
            <text:p>Gig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oudy Sto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arlow Solid Itali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arringt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erculanu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mprint MT Shad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formal Rom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Jokerm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Juice I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risten I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unstler Scrip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uminar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agnet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arker Fel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atura MT Script Capital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istr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onac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onotype Corsi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Noteworthy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OCR A Extended</text:p>
          </table:table-cell>
          <table:table-cell/>
          <table:table-cell office:value-type="string">
            <text:p>[OCR-A BT Regular]</text:p>
          </table:table-cell>
        </table:table-row>
        <table:table-row table:style-name="ro1">
          <table:table-cell table:number-columns-repeated="3"/>
          <table:table-cell office:value-type="string">
            <text:p>Old English Text M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alace Script M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apyru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arch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ybil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hosph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oor Richar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stin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age Itali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avi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avoy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Script MT Bold</text:p>
          </table:table-cell>
          <table:table-cell/>
          <table:table-cell office:value-type="string">
            <text:p>[Script Regular]</text:p>
          </table:table-cell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Segoe Prin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Segoe Scrip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ignPai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ap I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ell Rou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enci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howcard Gothic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Tahom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empus Sans I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rattatello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Trebuchet MS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</text:p>
          </table:table-cell>
          <table:table-cell table:number-columns-repeated="2"/>
          <table:table-cell office:value-type="string">
            <text:p>Verdan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ner Hand I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vald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ladimir Scrip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ide Lat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Zapfin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… and all others</text:p>
          </table:table-cell>
          <table:table-cell table:number-columns-repeated="2"/>
        </table:table-row>
        <table:table-row table:style-name="ro1" table:number-rows-repeated="10484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3/03/2020</text:date>, <text:time>21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20-03-03T14:35:07.27</meta:creation-date>
    <dc:date>2020-03-03T21:58:21.76</dc:date>
    <dc:creator>Doug Johnson</dc:creator>
    <meta:editing-duration>PT7H7M21S</meta:editing-duration>
    <meta:editing-cycles>3</meta:editing-cycles>
    <meta:generator>OpenOffice/4.1.5$Win32 OpenOffice.org_project/415m1$Build-9789</meta:generator>
    <meta:document-statistic meta:table-count="3" meta:cell-count="202" meta:object-count="0"/>
  </office:meta>
</office:document-meta>
</file>